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2.4pt"/>
    </style:style>
    <style:style style:name="co2" style:family="table-column">
      <style:table-column-properties fo:break-before="auto" style:column-width="345.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ud27c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UD2.7C through-hole bill of materials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Note: through-hole design allows for flexible substitution of parts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 uF 50 V electrolytic polarized radial capacitor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 uF 50 V electrolytic polarized radial capacitor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 uF 50 V electrolytic polarized radial capacitor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4.7 uF 50 V ceramic disc capacitor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 uF 50 V ceramic disc capacitor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330 uF 25 V electrolytic polarized radial capacitor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330 uF 25 V electrolytic polarized radial capacitor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50 pF 50 V ceramic disc capacitor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0.1 uF 50 V ceramic disc capacitor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 uF 50 V ceramic disc capacitor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 nF 50 V ceramic disc capacitor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0.1 uF 50 V ceramic disc capacitor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0.1 uF 50 V ceramic disc capacitor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0.1 uF 50 V ceramic disc capacitor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0.1 uF 50 V ceramic disc capacitor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0.1 uF 50 V ceramic disc capacitor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 nF 50 V ceramic disc capacitor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0.1 uF 50 V ceramic disc capacitor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0.1 uF 50 V ceramic disc capacitor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 nF 50 V ceramic disc capacitor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0.1 uF 50 V ceramic disc capacitor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.0 uF 50 V ceramic disc capacitor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4.7 uF 50 V ceramic disc capacitor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0.1 uF 50 V ceramic disc capacitor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0.1 uF 50 V ceramic disc capacitor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4.7 uF 50 V ceramic disc capacitor</text:p>
          </table:table-cell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2.2 uF 50 V ceramic disc capacitor</text:p>
          </table:table-cell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1 uF 50 V ceramic disc capacitor</text:p>
          </table:table-cell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1 nF 50 V ceramic disc capacitor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Inline pin Full-Wave Diode Bridge (100V min / 2A min) e.g. KBL401G</text:p>
          </table:table-cell>
        </table:table-row>
        <table:table-row table:style-name="ro1">
          <table:table-cell/>
          <table:table-cell office:value-type="string" calcext:value-type="string">
            <text:p>Many will work if you bend the pins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N4007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4007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5 mm LED (color of your choice) - bright so you see it from a distance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1N5818 or 1N5819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1N5818 or 1N5819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1N5818 or 1N5819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1N5818 or 1N5819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1N5818 or 1N5819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1N5818 or 1N5819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5 mm LED (color of your choice) - bright so you see it from a distance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2 position 5.0/5.04 mm spacing screw terminal block PCB mount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2 position 5.0/5.04 mm spacing screw terminal block PCB mount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2 position 5.0/5.04 mm spacing screw terminal block PCB mount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2 position 5.0/5.04 mm spacing screw terminal block PCB mount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2 position 5.0/5.04 mm spacing screw terminal block PCB mount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2 by 3 pin header, 2.54 mm pin spacing</text:p>
          </table:table-cell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1 by 2 pin header, 2.54 mm pin spacing</text:p>
          </table:table-cell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2 position 5.0/5.04 mm spacing screw terminal block PCB mount</text:p>
          </table:table-cell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1 by 3 pin header, 2.54 mm pin spacing</text:p>
          </table:table-cell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1 by 2 pin header, 2.54 mm pin spacing</text:p>
          </table:table-cell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1 by 3 pin header, 2.54 mm pin spacing</text:p>
          </table:table-cell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1 by 2 pin header, 2.54 mm pin spacing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Coilcraft tunable inductor slot 7</text:p>
          </table:table-cell>
        </table:table-row>
        <table:table-row table:style-name="ro1">
          <table:table-cell office:value-type="string" calcext:value-type="string">
            <text:p>0555-0-15-01-30-27-10-0</text:p>
          </table:table-cell>
          <table:table-cell office:value-type="string" calcext:value-type="string">
            <text:p>Mill-Max Pin receptacles qty 5, solder into the holes to snap in L1</text:p>
          </table:table-cell>
        </table:table-row>
        <table:table-row table:style-name="ro1">
          <table:table-cell/>
          <table:table-cell office:value-type="string" calcext:value-type="string">
            <text:p>Suggested Coilcraft slot 7 inductors, available as samples:</text:p>
          </table:table-cell>
        </table:table-row>
        <table:table-row table:style-name="ro1">
          <table:table-cell/>
          <table:table-cell office:value-type="string" calcext:value-type="string">
            <text:p>7M3-153: 11 uH min, 15 uH nom, 19 uH max inductance</text:p>
          </table:table-cell>
        </table:table-row>
        <table:table-row table:style-name="ro1">
          <table:table-cell/>
          <table:table-cell office:value-type="string" calcext:value-type="string">
            <text:p>7M3-223: 17 uH min, 22 uH nom, 28 uH max inductance</text:p>
          </table:table-cell>
        </table:table-row>
        <table:table-row table:style-name="ro1">
          <table:table-cell/>
          <table:table-cell office:value-type="string" calcext:value-type="string">
            <text:p>7M3-333: 25 uH min, 33 uH nom, 41 uH max inductance</text:p>
          </table:table-cell>
        </table:table-row>
        <table:table-row table:style-name="ro1">
          <table:table-cell/>
          <table:table-cell office:value-type="string" calcext:value-type="string">
            <text:p>7M3-393: 33 uH min, 39 uH nom, 45 uH max inductance</text:p>
          </table:table-cell>
        </table:table-row>
        <table:table-row table:style-name="ro1">
          <table:table-cell/>
          <table:table-cell office:value-type="string" calcext:value-type="string">
            <text:p>7M3-473: 35 uH min, 47 uH nom, 59 uH max inductance</text:p>
          </table:table-cell>
        </table:table-row>
        <table:table-row table:style-name="ro1">
          <table:table-cell/>
          <table:table-cell office:value-type="string" calcext:value-type="string">
            <text:p>7M3-563: 42 uH min, 56 uH nom, 70 uH max inductance</text:p>
          </table:table-cell>
        </table:table-row>
        <table:table-row table:style-name="ro1">
          <table:table-cell office:value-type="string" calcext:value-type="string">
            <text:p>OP1</text:p>
          </table:table-cell>
          <table:table-cell office:value-type="string" calcext:value-type="string">
            <text:p>OPF2412T</text:p>
          </table:table-cell>
        </table:table-row>
        <table:table-row table:style-name="ro1">
          <table:table-cell office:value-type="string" calcext:value-type="string">
            <text:p>OP2</text:p>
          </table:table-cell>
          <table:table-cell office:value-type="string" calcext:value-type="string">
            <text:p>IFD95T Industrial Fiber Optics</text:p>
          </table:table-cell>
        </table:table-row>
        <table:table-row table:style-name="ro1">
          <table:table-cell/>
          <table:table-cell office:value-type="string" calcext:value-type="string">
            <text:p>(only need one of OP1/OP2), OP2 preferred for new boards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IRF9540N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IRF540N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IRF9540N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IRF540N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R ¼ watt resistor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470R ¼ watt resistor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51R 2 watt resistor metal film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0k ¼ watt resistor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470R ¼ watt resistor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470R ¼ watt resistor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470R ¼ watt resistor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5.1R ½ watt resistor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optional 5.1R ½ watt resistor (second burden resistor)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.8k ¼ watt resistor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00k ¼ watt resistor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470R ¼ watt resistor</text:p>
          </table:table-cell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5R ½ watt resistor</text:p>
          </table:table-cell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470R ¼ watt resistor</text:p>
          </table:table-cell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10k through-hole PCB mount potentiometer (e.g. Vishay T93YA103KT20)</text:p>
          </table:table-cell>
        </table:table-row>
        <table:table-row table:style-name="ro1">
          <table:table-cell office:value-type="string" calcext:value-type="string">
            <text:p>RV2</text:p>
          </table:table-cell>
          <table:table-cell office:value-type="string" calcext:value-type="string">
            <text:p>5k through-hole PCB mount potentiometer (e.g. Vishay T93YA502KT20)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M7824 TO220 package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LM7812 TO220 package – put heatsink on this!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LM7805 TO220 package – heatsink is advised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Analog Devices LT1016CN8</text:p>
          </table:table-cell>
        </table:table-row>
        <table:table-row table:style-name="ro1">
          <table:table-cell/>
          <table:table-cell office:value-type="string" calcext:value-type="string">
            <text:p>Other substitutions:</text:p>
          </table:table-cell>
        </table:table-row>
        <table:table-row table:style-name="ro1">
          <table:table-cell/>
          <table:table-cell office:value-type="string" calcext:value-type="string">
            <text:p>Maxim MAX913CPA+-ND (as of 2018-02).</text:p>
          </table:table-cell>
        </table:table-row>
        <table:table-row table:style-name="ro1">
          <table:table-cell/>
          <table:table-cell office:value-type="string" calcext:value-type="string">
            <text:p>Analog Devices LT1116CN8 (as of 2018-02).</text:p>
          </table:table-cell>
        </table:table-row>
        <table:table-row table:style-name="ro1">
          <table:table-cell/>
          <table:table-cell office:value-type="string" calcext:value-type="string">
            <text:p>Analog Devices AD8561ANZ (as of 2018-02).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74HC08 DIP-14 package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LM311 DIP-8 package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74HC74 DIP-14 package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74HC14 DIP-14 package</text:p>
          </table:table-cell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UCC27423 Texas Instruments DIP-8 package</text:p>
          </table:table-cell>
        </table:table-row>
        <table:table-row table:style-name="ro1">
          <table:table-cell/>
          <table:table-cell office:value-type="string" calcext:value-type="string">
            <text:p>TC4427 may be used as a cheap substitute.</text:p>
          </table:table-cell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MC34164P-3G TO-92 On Semiconduct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6">00/00/0000</text:date>, <text:time style:data-style-name="N2" text:time-value="19:46:29.2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6T19:47:31.298000000</dc:date>
    <meta:editing-duration>PT2H24M48S</meta:editing-duration>
    <meta:editing-cycles>24</meta:editing-cycles>
    <meta:generator>LibreOffice/5.4.0.3$Windows_x86 LibreOffice_project/7556cbc6811c9d992f4064ab9287069087d7f62c</meta:generator>
    <meta:document-statistic meta:table-count="1" meta:cell-count="228" meta:object-count="0"/>
  </office:meta>
</office:document-meta>
</file>